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inherit" svg:font-family="inherit"/>
  </office:font-face-decls>
  <office:automatic-styles>
    <style:style style:name="P1" style:family="paragraph" style:parent-style-name="Standard">
      <style:text-properties officeooo:rsid="00038e90"/>
    </style:style>
    <style:style style:name="P2" style:family="paragraph" style:parent-style-name="Standard">
      <style:text-properties officeooo:rsid="00038e90" officeooo:paragraph-rsid="00038e90"/>
    </style:style>
    <style:style style:name="P3" style:family="paragraph" style:parent-style-name="Standard">
      <style:text-properties officeooo:rsid="00038e90" officeooo:paragraph-rsid="000586ba"/>
    </style:style>
    <style:style style:name="T1" style:family="text">
      <style:text-properties officeooo:rsid="00067be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Смирнов Алексей Алексеевич</text:p>
      <text:p text:style-name="P1"/>
      <text:p text:style-name="P1">44460123456789012</text:p>
      <text:p text:style-name="P1"/>
      <text:p text:style-name="P1">332201234</text:p>
      <text:p text:style-name="P1"/>
      <text:p text:style-name="P1">1234567890</text:p>
      <text:p text:style-name="P1"/>
      <text:p text:style-name="P1">123456789</text:p>
      <text:p text:style-name="P1"/>
      <text:p text:style-name="P1">11122233</text:p>
      <text:p text:style-name="P1"/>
      <text:p text:style-name="P1">1234567890123</text:p>
      <text:p text:style-name="P1">30101123456789000123</text:p>
      <text:p text:style-name="P1"/>
      <text:p text:style-name="P1">Омское отделение №3333 ОУО ЭКОНОМБАНК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1T21:10:58.834266791</meta:creation-date>
    <dc:date>2025-09-02T20:54:38.193643837</dc:date>
    <meta:editing-duration>PT8M8S</meta:editing-duration>
    <meta:editing-cycles>4</meta:editing-cycles>
    <meta:generator>LibreOffice/24.2.7.2$Linux_X86_64 LibreOffice_project/420$Build-2</meta:generator>
    <meta:document-statistic meta:table-count="0" meta:image-count="0" meta:object-count="0" meta:page-count="1" meta:paragraph-count="9" meta:word-count="15" meta:character-count="149" meta:non-whitespace-character-count="143"/>
  </office:meta>
</office:document-meta>
</file>